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P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P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P5" style:parent-style-name="Normal" style:family="paragraph">
      <style:text-properties style:font-name="Times New Roman" style:font-name-asian="Times New Roman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Database development and evaluation</text:p>
      <text:h text:style-name="Heading1" text:outline-level="1">Part one</text:h>
      <text:p text:style-name="Normal">A</text:p>
      <text:p text:style-name="P2">SELECT s.shopper_first_name AS 'First Name', s.shopper_surname AS ' Surname',s.shopper_email_address AS 'Email Address', FLOOR((JULIANDAY(DATETIME('now'))- JULIANDAY(date_of_birth))/365) AS 'age', STRFTIME('%d-%m-%y',s.date_joined) AS 'DATE JOINED IN DD-MM-YYYY'<text:s/></text:p>
      <text:p text:style-name="P3">FROM shoppers s</text:p>
      <text:p text:style-name="P4">WHERE date_joined &gt; '2020-01-01'</text:p>
      <text:p text:style-name="P5">ORDER BY date_of_birth ASC;</text:p>
      <text:p text:style-name="Normal">B</text:p>
      <text:p text:style-name="Normal"/>
      <text:p text:style-name="Normal">C</text:p>
      <text:p text:style-name="Normal">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nashe Mano</meta:initial-creator>
    <dc:creator>Panashe Mano</dc:creator>
    <meta:creation-date>2020-02-28T13:43:00Z</meta:creation-date>
    <dc:date>2020-02-29T10:45:00Z</dc:date>
    <meta:template xlink:href="Normal" xlink:type="simple"/>
    <meta:editing-cycles>2</meta:editing-cycles>
    <meta:editing-duration>PT3840S</meta:editing-duration>
    <meta:document-statistic meta:page-count="1" meta:paragraph-count="1" meta:word-count="58" meta:character-count="394" meta:row-count="2" meta:non-whitespace-character-count="337"/>
  </office:meta>
</office:document-meta>
</file>